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PI.h&gt;</text:p>
      <text:p text:style-name="Standard">#include &lt;MFRC522.h&gt;</text:p>
      <text:p text:style-name="Standard">#define SS_PIN 10</text:p>
      <text:p text:style-name="Standard">#define RST_PIN 9</text:p>
      <text:p text:style-name="Standard">#define Buzzer 2</text:p>
      <text:p text:style-name="Standard">#define LED1 3</text:p>
      <text:p text:style-name="Standard">#define LED2 4</text:p>
      <text:p text:style-name="Standard"/>
      <text:p text:style-name="Standard">MFRC522 rfid(SS_PIN, RST_PIN);</text:p>
      <text:p text:style-name="Standard"/>
      <text:p text:style-name="Standard">byte led1 = 0;</text:p>
      <text:p text:style-name="Standard">byte led2 = 0;</text:p>
      <text:p text:style-name="Standard"/>
      <text:p text:style-name="Standard">void setup() {</text:p>
      <text:p text:style-name="Standard"><text:s text:c="2"/>Serial.begin(9600);</text:p>
      <text:p text:style-name="Standard"><text:s text:c="2"/>Serial.println("Please put your card..");</text:p>
      <text:p text:style-name="Standard"><text:s text:c="2"/>SPI.begin();</text:p>
      <text:p text:style-name="Standard"><text:s text:c="2"/>rfid.PCD_Init();</text:p>
      <text:p text:style-name="Standard"><text:s text:c="2"/>pinMode(LED1, OUTPUT);</text:p>
      <text:p text:style-name="Standard"><text:s text:c="2"/>pinMode(LED2, OUTPUT);</text:p>
      <text:p text:style-name="Standard"><text:s text:c="2"/>pinMode(Buzzer, OUTPUT);</text:p>
      <text:p text:style-name="Standard">}</text:p>
      <text:p text:style-name="Standard"/>
      <text:p text:style-name="Standard">void loop() {</text:p>
      <text:p text:style-name="Standard"><text:s text:c="2"/>if ( ! rfid.PICC_IsNewCardPresent())</text:p>
      <text:p text:style-name="Standard"><text:s text:c="4"/>return;</text:p>
      <text:p text:style-name="Standard"><text:s text:c="2"/>if ( ! rfid.PICC_ReadCardSerial())</text:p>
      <text:p text:style-name="Standard"><text:s text:c="4"/>return;</text:p>
      <text:p text:style-name="Standard"/>
      <text:p text:style-name="Standard"><text:s text:c="2"/>Serial.print("NUID tag is :");</text:p>
      <text:p text:style-name="Standard"><text:s text:c="2"/>tone(Buzzer, 700);</text:p>
      <text:p text:style-name="Standard"><text:s text:c="2"/>delay(200);</text:p>
      <text:p text:style-name="Standard"><text:s text:c="2"/>noTone(Buzzer);</text:p>
      <text:p text:style-name="Standard"><text:s text:c="2"/>String ID = "";</text:p>
      <text:p text:style-name="Standard"><text:s text:c="2"/>for (byte i = 0; i &lt; rfid.uid.size; i++) {</text:p>
      <text:p text:style-name="Standard"><text:s text:c="4"/>Serial.print(rfid.uid.uidByte[i] &lt; 0x10 ? " 0" : " ");</text:p>
      <text:p text:style-name="Standard"><text:s text:c="4"/>Serial.print(rfid.uid.uidByte[i], HEX);</text:p>
      <text:p text:style-name="Standard"><text:s text:c="4"/>ID.concat(String(rfid.uid.uidByte[i] &lt; 0x10 ? " 0" : " "));</text:p>
      <text:p text:style-name="Standard"><text:s text:c="4"/>ID.concat(String(rfid.uid.uidByte[i], HEX));</text:p>
      <text:p text:style-name="Standard"><text:s text:c="4"/>delay(300);</text:p>
      <text:p text:style-name="Standard"><text:s text:c="2"/>}</text:p>
      <text:p text:style-name="Standard"><text:s text:c="2"/>Serial.println();</text:p>
      <text:p text:style-name="Standard"><text:s text:c="2"/>ID.toUpperCase();</text:p>
      <text:p text:style-name="Standard"/>
      <text:p text:style-name="Standard"><text:s text:c="2"/>if (ID.substring(1) == "" &amp;&amp; led1 == 0 ) {</text:p>
      <text:p text:style-name="Standard"><text:s text:c="4"/>digitalWrite(LED1, HIGH);</text:p>
      <text:p text:style-name="Standard"><text:s text:c="4"/>Serial.println("LED1 is ON..");</text:p>
      <text:p text:style-name="Standard"><text:s text:c="4"/>led1 = 1;</text:p>
      <text:p text:style-name="Standard"><text:s text:c="2"/>} else if (ID.substring(1) == "" &amp;&amp; led1 == 1 ) {</text:p>
      <text:p text:style-name="Standard"><text:s text:c="4"/>digitalWrite(LED1, LOW);</text:p>
      <text:p text:style-name="Standard"><text:s text:c="4"/>Serial.println("LED1 is OFF..");</text:p>
      <text:p text:style-name="Standard"><text:s text:c="4"/>led1 = 0;</text:p>
      <text:p text:style-name="Standard"><text:soft-page-break/><text:s text:c="2"/>} else if (ID.substring(1) == "" &amp;&amp; led2 == 0 ) {</text:p>
      <text:p text:style-name="Standard"><text:s text:c="4"/>digitalWrite(LED2, HIGH);</text:p>
      <text:p text:style-name="Standard"><text:s text:c="4"/>Serial.println("LED2 is ON..");</text:p>
      <text:p text:style-name="Standard"><text:s text:c="4"/>led2 = 1;</text:p>
      <text:p text:style-name="Standard"><text:s text:c="2"/>} else if (ID.substring(1) == "" &amp;&amp; led2 == 1 ) {</text:p>
      <text:p text:style-name="Standard"><text:s text:c="4"/>digitalWrite(LED2, LOW);</text:p>
      <text:p text:style-name="Standard"><text:s text:c="4"/>Serial.println("LED2 is OFF..");</text:p>
      <text:p text:style-name="Standard"><text:s text:c="4"/>led2 = 0;</text:p>
      <text:p text:style-name="Standard"><text:s text:c="2"/>} else {</text:p>
      <text:p text:style-name="Standard"><text:s text:c="4"/>Serial.print("Wrong card!Please put correct card!"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5:00:28.758398838</meta:creation-date>
    <dc:date>2022-08-18T15:01:04.288483482</dc:date>
    <meta:editing-duration>PT36S</meta:editing-duration>
    <meta:editing-cycles>1</meta:editing-cycles>
    <meta:document-statistic meta:table-count="0" meta:image-count="0" meta:object-count="0" meta:page-count="2" meta:paragraph-count="58" meta:word-count="196" meta:character-count="1452" meta:non-whitespace-character-count="1186"/>
    <meta:generator>LibreOffice/6.4.7.2$Linux_X86_64 LibreOffice_project/40$Build-2</meta:generator>
  </office:meta>
</office:document-meta>
</file>